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117cm" svg:stroke-color="#000000" draw:marker-start-width="3.375cm" draw:marker-end-width="3.375cm" draw:fill-color="#ffffff" draw:opacity="50%" draw:textarea-horizontal-align="justify" draw:textarea-vertical-align="middle" draw:auto-grow-height="false" fo:min-height="4.634cm" fo:min-width="21.264cm" fo:padding-top="1.183cm" fo:padding-bottom="1.183cm" fo:padding-left="1.308cm" fo:padding-right="1.308cm"/>
    </style:style>
    <style:style style:name="gr2" style:family="graphic" style:parent-style-name="standard">
      <style:graphic-properties svg:stroke-width="2.117cm" svg:stroke-color="#000000" draw:marker-start-width="3.375cm" draw:marker-end-width="3.375cm" draw:fill-color="#ffffff" draw:opacity="50%" draw:textarea-horizontal-align="justify" draw:textarea-vertical-align="middle" draw:auto-grow-height="false" fo:min-height="7.134cm" fo:min-width="21.284cm" fo:padding-top="1.183cm" fo:padding-bottom="1.183cm" fo:padding-left="1.308cm" fo:padding-right="1.308cm"/>
    </style:style>
    <style:style style:name="gr3" style:family="graphic" style:parent-style-name="standard">
      <style:graphic-properties svg:stroke-width="1.129cm" svg:stroke-color="#000000" draw:marker-start-width="1.893cm" draw:marker-end-width="1.893cm" draw:fill-color="#00ffff" draw:opacity="50%" draw:textarea-vertical-align="middle" fo:padding-top="0.689cm" fo:padding-bottom="0.689cm" fo:padding-left="0.814cm" fo:padding-right="0.814cm"/>
    </style:style>
    <style:style style:name="gr4" style:family="graphic" style:parent-style-name="standard">
      <style:graphic-properties svg:stroke-width="1.129cm" svg:stroke-color="#000000" draw:marker-start-width="1.893cm" draw:marker-end-width="1.893cm" draw:fill-color="#03ff00" draw:opacity="50%" draw:textarea-vertical-align="middle" fo:padding-top="0.689cm" fo:padding-bottom="0.689cm" fo:padding-left="0.814cm" fo:padding-right="0.814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00ffff" draw:opacity="50%"/>
      <style:paragraph-properties fo:text-align="center"/>
    </style:style>
    <style:style style:name="P3" style:family="paragraph">
      <loext:graphic-properties draw:fill-color="#03ff00" draw:opacity="5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3.88cm" svg:height="7cm" svg:x="3.06cm" svg:y="16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9cm" svg:height="9.5cm" svg:x="3.05cm" svg:y="6.6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ircle draw:style-name="gr3" draw:text-style-name="P2" draw:layer="layout" svg:width="2.6cm" svg:height="2.6cm" svg:x="21.6cm" svg:y="18.6cm">
          <text:p/>
        </draw:circle>
        <draw:circle draw:style-name="gr4" draw:text-style-name="P3" draw:layer="layout" svg:width="2.6cm" svg:height="2.6cm" svg:x="17.1cm" svg:y="18.6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AU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18:37:37.693937110</meta:creation-date>
    <dc:date>2018-02-16T21:07:40.311888075</dc:date>
    <meta:editing-duration>PT38M59S</meta:editing-duration>
    <meta:editing-cycles>2</meta:editing-cycles>
    <meta:generator>LibreOffice/5.4.5.1$Linux_X86_64 LibreOffice_project/40m0$Build-1</meta:generator>
    <meta:document-statistic meta:object-count="4"/>
  </office:meta>
</office:document-meta>
</file>